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04000000257BEFA9BD6340A0EE.png" manifest:media-type="image/png"/>
  <manifest:file-entry manifest:full-path="Pictures/10000000000002D90000005C1F135B76F0A4480B.png" manifest:media-type="image/png"/>
  <manifest:file-entry manifest:full-path="Pictures/10000000000001C800000059765DAD42F19C17F9.png" manifest:media-type="image/png"/>
  <manifest:file-entry manifest:full-path="Pictures/10000000000002FC0000012A3562750436ED479F.png" manifest:media-type="image/png"/>
  <manifest:file-entry manifest:full-path="Pictures/100000000000027E000000DD94248DB84A7FB66F.png" manifest:media-type="image/png"/>
  <manifest:file-entry manifest:full-path="Pictures/10000000000002D300000036B0D1C0DF7BC63727.png" manifest:media-type="image/png"/>
  <manifest:file-entry manifest:full-path="Pictures/10000000000001E000000022B49D1B1CA82DF2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 Pro Text" svg:font-family="'SF Pro Text'" style:font-pitch="variable"/>
  </office:font-face-decls>
  <office:automatic-styles>
    <style:style style:name="P1" style:family="paragraph" style:parent-style-name="Header">
      <style:text-properties fo:color="#666666" loext:opacity="100%" officeooo:rsid="000eacc5" officeooo:paragraph-rsid="000eacc5"/>
    </style:style>
    <style:style style:name="P2" style:family="paragraph" style:parent-style-name="Standard">
      <style:paragraph-properties fo:text-align="start" style:justify-single-word="false"/>
      <style:text-properties officeooo:paragraph-rsid="0011513c"/>
    </style:style>
    <style:style style:name="P3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0febfc" officeooo:paragraph-rsid="000febfc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1513c" officeooo:paragraph-rsid="0011513c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28e5e" officeooo:paragraph-rsid="00128e5e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28e5e" officeooo:paragraph-rsid="0012f2e8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45bb9" officeooo:paragraph-rsid="00145bb9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8c5ef" officeooo:paragraph-rsid="0018c5ef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6f4b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28e5e" officeooo:paragraph-rsid="0011513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2f2e8" officeooo:paragraph-rsid="00128e5e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2f2e8" officeooo:paragraph-rsid="0012f2e8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45bb9" officeooo:paragraph-rsid="00145bb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SF Pro Text" fo:font-size="7pt" fo:font-style="normal" style:text-underline-style="none" fo:font-weight="normal" officeooo:rsid="00128e5e" officeooo:paragraph-rsid="0011513c" style:font-size-asian="6.09999990463257pt" style:font-style-asian="normal" style:font-weight-asian="normal" style:font-size-complex="7pt" style:font-style-complex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45bb9" officeooo:paragraph-rsid="00145bb9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56d04" officeooo:paragraph-rsid="00156d04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6f4b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8c5e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eacc5"/>
    </style:style>
    <style:style style:name="T2" style:family="text">
      <style:text-properties style:font-name="SF Pro Text" fo:font-size="12pt" fo:font-style="normal" style:text-underline-style="none" fo:font-weight="bold" officeooo:rsid="0011513c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style:font-name="SF Pro Text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28e5e" style:font-weight-asian="normal" style:font-weight-complex="normal"/>
    </style:style>
    <style:style style:name="T6" style:family="text">
      <style:text-properties fo:font-weight="normal" officeooo:rsid="0012f2e8" style:font-weight-asian="normal" style:font-weight-complex="normal"/>
    </style:style>
    <style:style style:name="T7" style:family="text">
      <style:text-properties fo:font-weight="normal" officeooo:rsid="00156d04" style:font-weight-asian="normal" style:font-weight-complex="normal"/>
    </style:style>
    <style:style style:name="T8" style:family="text">
      <style:text-properties fo:font-weight="normal" officeooo:rsid="0016f4b9" style:font-weight-asian="normal" style:font-weight-complex="normal"/>
    </style:style>
    <style:style style:name="T9" style:family="text">
      <style:text-properties officeooo:rsid="0012f2e8"/>
    </style:style>
    <style:style style:name="T10" style:family="text">
      <style:text-properties officeooo:rsid="00145bb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SEÑO DE INTERFACES WEB - 1<text:span text:style-name="T1">º</text:span> TRIMESTRE</text:p>
      <text:p text:style-name="P3"><draw:frame draw:style-name="fr2" draw:name="Imagen1" text:anchor-type="char" svg:x="-0.178cm" svg:y="0.478cm" svg:width="12.7cm" svg:height="0.9cm" draw:z-index="0"><draw:image xlink:href="Pictures/10000000000001E000000022B49D1B1CA82DF253.png" xlink:type="simple" xlink:show="embed" xlink:actuate="onLoad" draw:mime-type="image/png"/></draw:frame></text:p>
      <text:p text:style-name="P4"><text:s/></text:p>
      <text:p text:style-name="P5"><draw:frame draw:style-name="fr1" draw:name="Imagen2" text:anchor-type="char" svg:width="17cm" svg:height="1.268cm" draw:z-index="1"><draw:image xlink:href="Pictures/10000000000002D300000036B0D1C0DF7BC63727.png" xlink:type="simple" xlink:show="embed" xlink:actuate="onLoad" draw:mime-type="image/png"/></draw:frame>He elegido crear una plataforma de creación de portfolios online que ofrece plantillas gratuitas y un servicio de suscripción premium. El nombre de mi negocio es “Unmasked”. </text:p>
      <text:p text:style-name="P5"/>
      <text:p text:style-name="P6"/>
      <text:p text:style-name="P6"><draw:frame draw:style-name="fr2" draw:name="Imagen3" text:anchor-type="char" svg:x="0.06cm" svg:y="0.45cm" svg:width="16.88cm" svg:height="5.847cm" draw:z-index="2"><draw:image xlink:href="Pictures/100000000000027E000000DD94248DB84A7FB66F.png" xlink:type="simple" xlink:show="embed" xlink:actuate="onLoad" draw:mime-type="image/png"/></draw:frame></text:p>
      <text:p text:style-name="P6">A) <text:span text:style-name="T4">Cualquier género.</text:span></text:p>
      <text:p text:style-name="P6">B) <text:span text:style-name="T4">De 18 a 45 años.</text:span></text:p>
      <text:p text:style-name="P2"><text:span text:style-name="T2">C) </text:span><text:span text:style-name="T3">Nacionalidades: Usuarios de todo el mundo.</text:span></text:p>
      <text:p text:style-name="P6">D) <text:span text:style-name="T5">Desktops(Ordenadores), portátiles y móviles.</text:span></text:p>
      <text:p text:style-name="P6">E) <text:span text:style-name="T5">Google Chrome</text:span></text:p>
      <text:p text:style-name="P6">F) <text:span text:style-name="T5">La audiencia del objetivo incluye estudiantes, trabajadores independientes y desarrolladores front y back end. </text:span></text:p>
      <text:p text:style-name="P12"/>
      <text:p text:style-name="P6"><draw:frame draw:style-name="fr2" draw:name="Imagen4" text:anchor-type="char" svg:x="0.007cm" svg:y="0.062cm" svg:width="12.065cm" svg:height="2.355cm" draw:z-index="3"><draw:image xlink:href="Pictures/10000000000001C800000059765DAD42F19C17F9.png" xlink:type="simple" xlink:show="embed" xlink:actuate="onLoad" draw:mime-type="image/png"/></draw:frame><text:span text:style-name="T5"/></text:p>
      <text:p text:style-name="P12"/>
      <text:p text:style-name="P12"/>
      <text:p text:style-name="P16"/>
      <text:p text:style-name="P12"/>
      <text:p text:style-name="P7">A) <text:span text:style-name="T6">El </text:span><text:span text:style-name="T9">objetivo</text:span><text:span text:style-name="T6"> </text:span><text:span text:style-name="T9">principal</text:span><text:span text:style-name="T6"> es lograr </text:span><text:span text:style-name="T9">vender</text:span><text:span text:style-name="T6"> el </text:span><text:span text:style-name="T9">servicio</text:span><text:span text:style-name="T6"> </text:span><text:span text:style-name="T9">premium</text:span><text:span text:style-name="T6"> de mi negocio.</text:span></text:p>
      <text:p text:style-name="P13"/>
      <text:p text:style-name="P8">B) <text:span text:style-name="T6">Los objetivos secundarios son: </text:span></text:p>
      <text:p text:style-name="P14"/>
      <text:p text:style-name="P8"><text:span text:style-name="T6"><text:tab/>1º) </text:span><text:span text:style-name="T9">Conseguir</text:span><text:span text:style-name="T6"> una </text:span><text:span text:style-name="T9">media</text:span><text:span text:style-name="T6"> </text:span><text:span text:style-name="T9">alta</text:span><text:span text:style-name="T6"> de </text:span><text:span text:style-name="T9">usuarios</text:span><text:span text:style-name="T6"> </text:span><text:span text:style-name="T9">registrados</text:span><text:span text:style-name="T6">.</text:span></text:p>
      <text:p text:style-name="P8"><text:span text:style-name="T6"><text:tab/>2º) </text:span><text:span text:style-name="T9">Subir</text:span><text:span text:style-name="T6"> el </text:span><text:span text:style-name="T9">numero</text:span><text:span text:style-name="T6"> de </text:span><text:span text:style-name="T9">visit</text:span><text:span text:style-name="T10">as</text:span><text:span text:style-name="T6"> en la web.</text:span></text:p>
      <text:p text:style-name="P14"><text:soft-page-break/></text:p>
      <text:p text:style-name="P8"><draw:frame draw:style-name="fr2" draw:name="Imagen5" text:anchor-type="char" svg:x="0cm" svg:y="0.236cm" svg:width="17cm" svg:height="2.145cm" draw:z-index="4"><draw:image xlink:href="Pictures/10000000000002D90000005C1F135B76F0A4480B.png" xlink:type="simple" xlink:show="embed" xlink:actuate="onLoad" draw:mime-type="image/png"/></draw:frame><text:span text:style-name="T6"><text:s/></text:span></text:p>
      <text:p text:style-name="P9"><text:span text:style-name="T6">M</text:span><text:span text:style-name="T4">i página web va a tener la sección de inicio</text:span><text:span text:style-name="T7">(página principal/index)</text:span><text:span text:style-name="T4">, que será una portada que hace una promoción al servicio de la web, invitando al usuario probar nuestras plantillas de portfolio por medio de un botón “Prueba Gratis” y otro “Hazte Premium”. </text:span><text:span text:style-name="T7">Luego tendrá las siguientes páginas:</text:span></text:p>
      <text:p text:style-name="P15"/>
      <text:list text:style-name="L1">
        <text:list-item>
          <text:p text:style-name="P17"><text:span text:style-name="T7">Una p</text:span><text:span text:style-name="T4">ágina web </text:span><text:span text:style-name="T7">que será dedicada a enseñar un mosaico con algunas de las plantillas, allí se verán las plantillas premium y las gratis también.</text:span></text:p>
        </text:list-item>
        <text:list-item>
          <text:p text:style-name="P18"><text:span text:style-name="T4">Una página web que permite al usuario registrarse en nuestra </text:span><text:span text:style-name="T8">web.</text:span></text:p>
        </text:list-item>
        <text:list-item>
          <text:p text:style-name="P19">Una página web de pago, para realizar el pago de la suscripción.</text:p>
        </text:list-item>
        <text:list-item>
          <text:p text:style-name="P20">Una página web contacto, donde se puede encontrar información como:</text:p>
          <text:p text:style-name="P20">Teléfono de contacto, correo electrónico, instagram, discord, github.</text:p>
        </text:list-item>
        <text:list-item>
          <text:p text:style-name="P19"><draw:frame draw:style-name="fr2" draw:name="Imagen6" text:anchor-type="char" svg:x="0cm" svg:y="0.803cm" svg:width="6.879cm" svg:height="0.979cm" draw:z-index="5"><draw:image xlink:href="Pictures/1000000000000104000000257BEFA9BD6340A0EE.png" xlink:type="simple" xlink:show="embed" xlink:actuate="onLoad" draw:mime-type="image/png"/></draw:frame>Una página web para utilizar una plantilla del portfolio.</text:p>
        </text:list-item>
      </text:list>
      <text:p text:style-name="P11"/>
      <text:p text:style-name="P11"><text:s/></text:p>
      <text:p text:style-name="P11"/>
      <text:p text:style-name="P10"><draw:frame draw:style-name="fr1" draw:name="Imagen7" text:anchor-type="char" svg:width="17cm" svg:height="6.63cm" draw:z-index="6"><draw:image xlink:href="Pictures/10000000000002FC0000012A3562750436ED479F.png" xlink:type="simple" xlink:show="embed" xlink:actuate="onLoad" draw:mime-type="image/png"/></draw:frame>A)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 Pro Text" svg:font-family="'SF Pro Tex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officeooo:rsid="000eacc5" officeooo:paragraph-rsid="000eacc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ilo Alejandro Martins Gonzalez | 2ºDAW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6:14:37.539273202</meta:creation-date>
    <dc:date>2023-10-13T11:23:44.133550631</dc:date>
    <meta:editing-duration>PT2H2M46S</meta:editing-duration>
    <meta:editing-cycles>4</meta:editing-cycles>
    <meta:generator>LibreOffice/7.5.7.1$Linux_X86_64 LibreOffice_project/50$Build-1</meta:generator>
    <meta:document-statistic meta:table-count="0" meta:image-count="7" meta:object-count="0" meta:page-count="2" meta:paragraph-count="24" meta:word-count="243" meta:character-count="1501" meta:non-whitespace-character-count="1275"/>
  </office:meta>
</office:document-meta>
</file>